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left" draw:textarea-vertical-align="top" draw:auto-grow-height="false"/>
    </style:style>
    <style:style style:name="gr2" style:family="graphic" style:parent-style-name="standard">
      <style:graphic-properties svg:stroke-color="#000000" draw:fill="solid" draw:fill-color="#e6e6e6" draw:textarea-horizontal-align="left" draw:textarea-vertical-align="top" draw:auto-grow-height="false"/>
    </style:style>
    <style:style style:name="gr3" style:family="graphic" style:parent-style-name="standard">
      <style:graphic-properties svg:stroke-color="#000000" draw:fill="solid" draw:fill-color="#e6e6e6" draw:textarea-horizontal-align="left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ff" draw:textarea-horizontal-align="left" draw:textarea-vertical-align="middle" draw:auto-grow-height="false"/>
    </style:style>
    <style:style style:name="gr5" style:family="graphic" style:parent-style-name="standard">
      <style:graphic-properties svg:stroke-color="#000000" draw:fill="solid" draw:fill-color="#e6e6ff" draw:textarea-horizontal-align="left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Linienende_20_1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4" style:family="paragraph">
      <style:paragraph-properties fo:text-align="center"/>
      <style:text-properties fo:font-style="normal" style:font-style-asian="normal" style:font-style-complex="normal"/>
    </style:style>
    <style:style style:name="P5" style:family="paragraph">
      <style:paragraph-properties fo:text-align="center"/>
      <style:text-properties fo:font-size="8pt" fo:font-style="normal" style:font-size-asian="8pt" style:font-style-asian="normal" style:font-size-complex="8pt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8cm" svg:height="5.9cm" svg:x="1cm" svg:y="1cm">
          <text:p text:style-name="P1"><text:span text:style-name="T1">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6cm" svg:height="3.4cm" svg:x="1.154cm" svg:y="2.7cm">
          <text:p text:style-name="P1"><text:span text:style-name="T2">Se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446cm" svg:height="0.5cm" svg:x="1.154cm" svg:y="6.2cm">
          <text:p text:style-name="P1"><text:span text:style-name="T2">Sign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446cm" svg:height="0.5cm" svg:x="1.154cm" svg:y="2.1cm">
          <text:p text:style-name="P1"><text:span text:style-name="T2">Conta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2.01cm" svg:height="0.446cm" svg:x="1.39cm" svg:y="3.8cm">
          <text:p text:style-name="P1"><text:span text:style-name="T1">Frien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2.01cm" svg:height="0.446cm" svg:x="1.39cm" svg:y="4.354cm">
          <text:p text:style-name="P1"><text:span text:style-name="T1">Colleag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01cm" svg:height="0.446cm" svg:x="1.39cm" svg:y="4.9cm">
          <text:p text:style-name="P1"><text:span text:style-name="T1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2.01cm" svg:height="0.446cm" svg:x="1.39cm" svg:y="3.254cm">
          <text:p text:style-name="P1"><text:span text:style-name="T1">Publ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01cm" svg:height="0.446cm" svg:x="1.39cm" svg:y="5.454cm">
          <text:p text:style-name="P1"><text:span text:style-name="T1">Priv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446cm" svg:height="0.5cm" svg:x="1.154cm" svg:y="1.5cm">
          <text:p text:style-name="P1"><text:span text:style-name="T2">Ind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2.8cm" svg:height="1.2cm" svg:x="5.2cm" svg:y="1cm">
          <text:p text:style-name="P2"><text:span text:style-name="T1">Pulb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446cm" svg:height="0.5cm" svg:x="5.354cm" svg:y="1.5cm">
          <text:p text:style-name="P4"><text:span text:style-name="T3">Bas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8cm" svg:height="2.4cm" svg:x="5.2cm" svg:y="2.4cm">
          <text:p text:style-name="P2"><text:span text:style-name="T1">Friend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446cm" svg:height="0.5cm" svg:x="5.354cm" svg:y="2.9cm">
          <text:p text:style-name="P4"><text:span text:style-name="T3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446cm" svg:height="0.5cm" svg:x="5.354cm" svg:y="3.5cm">
          <text:p text:style-name="P4"><text:span text:style-name="T3">F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8cm" svg:height="1.8cm" svg:x="5.2cm" svg:y="5cm">
          <text:p text:style-name="P2"><text:span text:style-name="T1">Colleagu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446cm" svg:height="0.5cm" svg:x="5.354cm" svg:y="5.5cm">
          <text:p text:style-name="P4"><text:span text:style-name="T3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446cm" svg:height="0.5cm" svg:x="5.354cm" svg:y="6.1cm">
          <text:p text:style-name="P4"><text:span text:style-name="T3">F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446cm" svg:height="0.5cm" svg:x="5.354cm" svg:y="4.1cm">
          <text:p text:style-name="P4"><text:span text:style-name="T3">Pic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3.4cm" svg:y1="3.477cm" svg:x2="5.2cm" svg:y2="1.6cm" draw:start-shape="id1" draw:start-glue-point="1" draw:end-shape="id2" draw:end-glue-point="3" svg:d="m3400 3477 1800-1877" svg:viewBox="0 0 1801 1878">
          <text:p/>
        </draw:connector>
        <draw:connector draw:style-name="gr6" draw:text-style-name="P1" draw:layer="layout" draw:type="line" svg:x1="3.4cm" svg:y1="4.023cm" svg:x2="5.2cm" svg:y2="3.6cm" draw:start-shape="id3" draw:start-glue-point="1" draw:end-shape="id4" draw:end-glue-point="3" svg:d="m3400 4023 1800-423" svg:viewBox="0 0 1801 424">
          <text:p/>
        </draw:connector>
        <draw:connector draw:style-name="gr6" draw:text-style-name="P1" draw:layer="layout" draw:type="line" svg:x1="3.4cm" svg:y1="4.577cm" svg:x2="5.2cm" svg:y2="5.9cm" draw:start-shape="id5" draw:start-glue-point="1" draw:end-shape="id6" draw:end-glue-point="3" svg:d="m3400 4577 1800 1323" svg:viewBox="0 0 1801 13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Linienende_20_1" draw:display-name="Linienende 1" svg:viewBox="0 0 3000 3000" svg:d="m1500 0 1500 3000h-3000zm0 447-1176 2353h2353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Brüll</meta:initial-creator>
    <meta:creation-date>2014-01-19T15:00:46.956845439</meta:creation-date>
    <dc:date>2014-01-20T16:57:38.564506719</dc:date>
    <dc:creator>Philipp Brüll</dc:creator>
    <meta:editing-duration>PT1H1M51S</meta:editing-duration>
    <meta:editing-cycles>7</meta:editing-cycles>
    <meta:generator>LibreOffice/4.1.3.2$Linux_X86_64 LibreOffice_project/410m0$Build-2</meta:generator>
    <meta:document-statistic meta:object-count="22"/>
  </office:meta>
</office:document-meta>
</file>